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Heading">
      <style:text-properties style:font-name="Verdana" fo:font-weight="normal" style:font-weight-asian="normal" style:font-weight-complex="normal"/>
    </style:style>
    <style:style style:name="T1" style:family="text">
      <style:text-properties officeooo:rsid="0000a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a5b9" style:font-weight-asian="bold" style:font-weight-complex="bold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font-weight="normal" officeooo:rsid="0000a5b9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ramática</text:span> con logros</text:p>
      <text:p text:style-name="P1"/>
      <text:p text:style-name="P1">Inicio <text:span text:style-name="T6">-&gt;</text:span> Clase Clases $</text:p>
      <text:p text:style-name="P1">Clases <text:span text:style-name="T6">-&gt;</text:span> Clase Clases <text:span text:style-name="T2">|</text:span> <text:span text:style-name="T2">ε</text:span></text:p>
      <text:p text:style-name="P1">Clase <text:span text:style-name="T6">-&gt;</text:span> class idClase Herencia { Miembros }</text:p>
      <text:p text:style-name="P1">Herencia <text:span text:style-name="T6">-&gt;</text:span> extends idClase <text:span text:style-name="T2">|</text:span> <text:span text:style-name="T2">ε</text:span></text:p>
      <text:p text:style-name="P1">Miembros <text:span text:style-name="T6">-&gt;</text:span> Miembro Miembros <text:span text:style-name="T2">|</text:span> <text:span text:style-name="T2">ε</text:span></text:p>
      <text:p text:style-name="P1">Miembro <text:span text:style-name="T6">-&gt;</text:span> Atributo <text:span text:style-name="T2">|</text:span> Ctor <text:span text:style-name="T2">|</text:span> Metodo</text:p>
      <text:p text:style-name="P1">Atributo <text:span text:style-name="T6">-&gt;</text:span> Visibilidad Tipo ListaDecVars ;</text:p>
      <text:p text:style-name="P1">Metodo <text:span text:style-name="T6">-&gt;</text:span> FormaMetodo TipoMetodo idMetVar ArgsFormales Bloque</text:p>
      <text:p text:style-name="P1">Ctor <text:span text:style-name="T6">-&gt;</text:span> idClase ArgsFormales Bloque</text:p>
      <text:p text:style-name="P1">ArgsFormales <text:span text:style-name="T6">-&gt;</text:span> ( ListaArg )</text:p>
      <text:p text:style-name="P1">ListaArg <text:span text:style-name="T6">-&gt;</text:span> <text:span text:style-name="T2">ε</text:span> <text:span text:style-name="T2">|</text:span> Arg , ArgFormales</text:p>
      <text:p text:style-name="P1">ArgFormales <text:span text:style-name="T6">-&gt;</text:span> <text:span text:style-name="T2">ε</text:span> <text:span text:style-name="T2">|</text:span> Arg , ArgFormales</text:p>
      <text:p text:style-name="P1">Arg <text:span text:style-name="T6">-&gt;</text:span> Tipo idMetVar</text:p>
      <text:p text:style-name="P1">FormaMetodo <text:span text:style-name="T6">-&gt;</text:span> static <text:span text:style-name="T2">|</text:span> dynamic</text:p>
      <text:p text:style-name="P1">Visibilidad <text:span text:style-name="T6">-&gt;</text:span> public <text:span text:style-name="T2">|</text:span> private</text:p>
      <text:p text:style-name="P1">TipoMetodo <text:span text:style-name="T6">-&gt;</text:span> Tipo <text:span text:style-name="T2">|</text:span> void</text:p>
      <text:p text:style-name="P1">Tipo <text:span text:style-name="T6">-&gt;</text:span> TipoPrimitivo <text:span text:style-name="T2">|</text:span> TipoReferencia</text:p>
      <text:p text:style-name="P1">TipoPrimitivo <text:span text:style-name="T6">-&gt;</text:span> boolean <text:span text:style-name="T2">|</text:span> char <text:span text:style-name="T2">|</text:span> int</text:p>
      <text:p text:style-name="P1">TipoReferencia <text:span text:style-name="T6">-&gt;</text:span> idClase <text:span text:style-name="T2">|</text:span> String <text:span text:style-name="T2">|</text:span> TipoArreglo [ ]<text:tab/>/* arreglo de todo */</text:p>
      <text:p text:style-name="P1">TipoArreglo <text:span text:style-name="T6">-&gt;</text:span> boolean <text:span text:style-name="T2">|</text:span> char <text:span text:style-name="T2">|</text:span> int <text:span text:style-name="T2">|</text:span> idClase <text:span text:style-name="T2">|</text:span> String<text:tab/>/* arreglo de todo */</text:p>
      <text:p text:style-name="P1">ListaDecVars <text:span text:style-name="T6">-&gt;</text:span> idMetVar ListaDV</text:p>
      <text:p text:style-name="P1">ListaDV <text:span text:style-name="T6">-&gt;</text:span> , idMetVar ListaDV <text:span text:style-name="T2">|</text:span> <text:span text:style-name="T2">ε</text:span></text:p>
      <text:p text:style-name="P1">Bloque <text:span text:style-name="T6">-&gt;</text:span> { Sentencias }</text:p>
      <text:p text:style-name="P1">Sentencias <text:span text:style-name="T6">-&gt;</text:span> Sentencia Sentencias <text:span text:style-name="T2">|</text:span> <text:span text:style-name="T2">ε</text:span></text:p>
      <text:p text:style-name="P1">Sentencia <text:span text:style-name="T6">-&gt;</text:span> ;</text:p>
      <text:p text:style-name="P1">Sentencia <text:span text:style-name="T6">-&gt;</text:span> Asignacion ;</text:p>
      <text:p text:style-name="P1">Sentencia <text:span text:style-name="T6">-&gt;</text:span> SentenciaLlamada ;</text:p>
      <text:p text:style-name="P1">Sentencia <text:span text:style-name="T6">-&gt;</text:span> Tipo ListaDecVars Inicializacion ;<text:tab/>/* declaracion asignacion */</text:p>
      <text:p text:style-name="P1">Sentencia <text:span text:style-name="T6">-&gt;</text:span> if ( Expresion ) Sentencia SentenciaElse</text:p>
      <text:p text:style-name="P1">Sentencia <text:span text:style-name="T6">-&gt;</text:span> while ( Expresion ) Sentencia</text:p>
      <text:p text:style-name="P1">Sentencia <text:span text:style-name="T6">-&gt;</text:span> Bloque</text:p>
      <text:p text:style-name="P1">Sentencia <text:span text:style-name="T6">-&gt;</text:span> return Expresiones ;</text:p>
      <text:p text:style-name="P1">SentenciaElse <text:span text:style-name="T6">-&gt;</text:span> <text:span text:style-name="T2">ε</text:span> <text:span text:style-name="T2">|</text:span> else Sentencia</text:p>
      <text:p text:style-name="P1">Inicializacion <text:span text:style-name="T6">-&gt;</text:span> = Expresion <text:span text:style-name="T2">|</text:span> <text:span text:style-name="T2">ε</text:span><text:tab/>/* declaracion asignacion */<text:tab/><text:tab/><text:tab/><text:tab/></text:p>
      <text:p text:style-name="P1">Expresiones <text:span text:style-name="T6">-&gt;</text:span> Expresion Expresiones <text:span text:style-name="T2">|</text:span> <text:span text:style-name="T2">ε</text:span></text:p>
      <text:p text:style-name="P1">Asignacion <text:span text:style-name="T6">-&gt;</text:span> AccesoVar = Expresion <text:span text:style-name="T2">|</text:span> AccesoThis = Expresion</text:p>
      <text:p text:style-name="P1">SentenciaLlamada <text:span text:style-name="T6">-&gt;</text:span> Primario<text:tab/>/* llamada sin parentisis */</text:p>
      <text:p text:style-name="P1">Expresion <text:span text:style-name="T6">-&gt;</text:span> ExpOr</text:p>
      <text:p text:style-name="P1">ExpOr <text:span text:style-name="T6">-&gt;</text:span> ExpAnd ExpOrR</text:p>
      <text:p text:style-name="P1">ExpOrR <text:span text:style-name="T6">-&gt;</text:span> <text:span text:style-name="T5">||</text:span> ExpAnd ExpOrR <text:span text:style-name="T2">|</text:span> <text:span text:style-name="T2">ε</text:span></text:p>
      <text:p text:style-name="P1">ExpAnd <text:span text:style-name="T6">-&gt;</text:span> ExpIg ExpAndR</text:p>
      <text:p text:style-name="P1">ExpAndR <text:span text:style-name="T6">-&gt;</text:span> &amp;&amp; ExpIg ExpAndR <text:span text:style-name="T2">|</text:span> <text:span text:style-name="T2">ε</text:span></text:p>
      <text:p text:style-name="P1">ExpIg <text:span text:style-name="T6">-&gt;</text:span> ExpComp ExpIgR</text:p>
      <text:p text:style-name="P1">ExpIgR <text:span text:style-name="T6">-&gt;</text:span> OpIgual ExpComp ExpIgR <text:span text:style-name="T2">|</text:span> <text:span text:style-name="T2">ε</text:span></text:p>
      <text:p text:style-name="P1">ExpComp <text:span text:style-name="T6">-&gt;</text:span> ExpAd ExpCompR</text:p>
      <text:p text:style-name="P1">ExpCompR <text:span text:style-name="T6">-&gt;</text:span> OpComp ExpAd <text:span text:style-name="T2">|</text:span> <text:span text:style-name="T2">ε</text:span></text:p>
      <text:p text:style-name="P1">ExpAd <text:span text:style-name="T6">-&gt;</text:span> ExpMul ExpAdR</text:p>
      <text:p text:style-name="P1">ExpAdR <text:span text:style-name="T6">-&gt;</text:span> OpAd ExpMul ExpAdR <text:span text:style-name="T2">|</text:span> <text:span text:style-name="T2">ε</text:span></text:p>
      <text:p text:style-name="P1">ExpMul <text:span text:style-name="T6">-&gt;</text:span> ExpUn ExpMulR</text:p>
      <text:p text:style-name="P1">ExpMulR <text:span text:style-name="T6">-&gt;</text:span> OpMul ExpUn ExpMulR <text:span text:style-name="T2">|</text:span> <text:span text:style-name="T2">ε</text:span></text:p>
      <text:p text:style-name="P1"><text:soft-page-break/>ExpUn <text:span text:style-name="T6">-&gt;</text:span> OpUn ExpUn <text:span text:style-name="T2">|</text:span> Operando</text:p>
      <text:p text:style-name="P1">OpIgual <text:span text:style-name="T6">-&gt;</text:span> == <text:span text:style-name="T2">|</text:span> !=</text:p>
      <text:p text:style-name="P1">OpComp <text:span text:style-name="T6">-&gt;</text:span> &lt; <text:span text:style-name="T2">|</text:span> &gt; <text:span text:style-name="T2">|</text:span> &lt;= <text:span text:style-name="T2">|</text:span> &gt;=</text:p>
      <text:p text:style-name="P1">OpAd <text:span text:style-name="T6">-&gt;</text:span> + <text:span text:style-name="T2">|</text:span> -</text:p>
      <text:p text:style-name="P1">OpUn <text:span text:style-name="T6">-&gt;</text:span> + <text:span text:style-name="T2">|</text:span> - <text:span text:style-name="T2">|</text:span> !</text:p>
      <text:p text:style-name="P1">OpMul <text:span text:style-name="T6">-&gt;</text:span> * <text:span text:style-name="T2">|</text:span> /</text:p>
      <text:p text:style-name="P1">Operando <text:span text:style-name="T6">-&gt;</text:span> Literal</text:p>
      <text:p text:style-name="P1">Operando <text:span text:style-name="T6">-&gt;</text:span> Primario</text:p>
      <text:p text:style-name="P1">Literal <text:span text:style-name="T6">-&gt;</text:span> null <text:span text:style-name="T2">|</text:span> true <text:span text:style-name="T2">|</text:span> false <text:span text:style-name="T2">|</text:span> intLiteral <text:span text:style-name="T2">|</text:span> charLiteral <text:span text:style-name="T2">|</text:span> stringLiteral</text:p>
      <text:p text:style-name="P1">Primario <text:span text:style-name="T6">-&gt;</text:span> ExpresionParentizada</text:p>
      <text:p text:style-name="P1">Primario <text:span text:style-name="T6">-&gt;</text:span> AccesoThis</text:p>
      <text:p text:style-name="P1">Primario <text:span text:style-name="T6">-&gt;</text:span> idMetVar MetodoVariable</text:p>
      <text:p text:style-name="P1">Primario <text:span text:style-name="T6">-&gt;</text:span> LlamadaMetodoEstatico</text:p>
      <text:p text:style-name="P1">Primario <text:span text:style-name="T6">-&gt;</text:span> LlamadaCtor</text:p>
      <text:p text:style-name="P1">MetodoVariable <text:span text:style-name="T6">-&gt;</text:span> Encadenado <text:span text:style-name="T2">|</text:span> ArgsActuales Encadenado</text:p>
      <text:p text:style-name="P1">ExpresionParentizada <text:span text:style-name="T6">-&gt;</text:span> ( Expresion ) Encadenado</text:p>
      <text:p text:style-name="P1">Encadenado <text:span text:style-name="T6">-&gt;</text:span> <text:span text:style-name="T2">ε</text:span> <text:span text:style-name="T2">|</text:span> . idMetVar Acceso <text:span text:style-name="T2">|</text:span> AccesoArregloEncadenado</text:p>
      <text:p text:style-name="P1">Acceso <text:span text:style-name="T6">-&gt;</text:span> LlamadaMetodoEncadenado <text:span text:style-name="T2">|</text:span> AccesoVarEncadenado</text:p>
      <text:p text:style-name="P1">AccesoThis <text:span text:style-name="T6">-&gt;</text:span> this Encadenado</text:p>
      <text:p text:style-name="P1">AccesoVar <text:span text:style-name="T6">-&gt;</text:span> idMetVar Encadenado</text:p>
      <text:p text:style-name="P1">LlamadaMetodo <text:span text:style-name="T6">-&gt;</text:span> idMetVar ArgsActuales Encadenado</text:p>
      <text:p text:style-name="P1">LlamadaMetodoEstatico <text:span text:style-name="T6">-&gt;</text:span> idClase . LlamadaMetodo Encadenado</text:p>
      <text:p text:style-name="P1">LlamadaCtor <text:span text:style-name="T6">-&gt;</text:span> new LlamadaCtorR</text:p>
      <text:p text:style-name="P1">LlamadaCtorR <text:span text:style-name="T6">-&gt;</text:span> idClase ArgsActuales Encadenado <text:span text:style-name="T2">|</text:span> TipoArreglo [ Expresion ] Encadenado<text:tab/>/* arreglo de todo */</text:p>
      <text:p text:style-name="P1">ArgsActuales <text:span text:style-name="T6">-&gt;</text:span> ( ListaExpresiones )</text:p>
      <text:p text:style-name="P1">ListaExpresiones <text:span text:style-name="T6">-&gt;</text:span> Expresion ListaExp <text:span text:style-name="T2">|</text:span> <text:span text:style-name="T2">ε</text:span></text:p>
      <text:p text:style-name="P1">ListaExp <text:span text:style-name="T6">-&gt;</text:span> , Expresion ListaExp <text:span text:style-name="T2">|</text:span> <text:span text:style-name="T2">ε</text:span></text:p>
      <text:p text:style-name="P1">LlamadaMetodoEncadenado <text:span text:style-name="T6">-&gt;</text:span> ArgsActuales Encadenado</text:p>
      <text:p text:style-name="P1">AccesoVarEncadenado <text:span text:style-name="T6">-&gt;</text:span> Encadenado</text:p>
      <text:p text:style-name="P1">AccesoArregloEncadenado <text:span text:style-name="T6">-&gt;</text:span> [ Expresion ] Encadenado<text:tab/>/* arreglo de todo?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9:13.244000000</meta:creation-date>
    <dc:date>2018-09-12T14:23:04.415000000</dc:date>
    <meta:editing-duration>PT3M57S</meta:editing-duration>
    <meta:editing-cycles>1</meta:editing-cycles>
    <meta:document-statistic meta:table-count="0" meta:image-count="0" meta:object-count="0" meta:page-count="2" meta:paragraph-count="81" meta:word-count="484" meta:character-count="2975" meta:non-whitespace-character-count="2568"/>
    <meta:generator>LibreOffice/6.0.0.3$Windows_X86_64 LibreOffice_project/64a0f66915f38c6217de274f0aa8e15618924765</meta:generator>
  </office:meta>
</office:document-meta>
</file>